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ac3" officeooo:paragraph-rsid="0014c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kapar ett nytt testdok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5:06:32.572272086</meta:creation-date>
    <dc:date>2016-09-19T15:07:28.837919569</dc:date>
    <meta:editing-duration>PT56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5.1.4.2$Linux_X86_64 LibreOffice_project/10m0$Build-2</meta:generator>
  </office:meta>
</office:document-meta>
</file>